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focus on defending the town from
invading demo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hile we cannot defeat the demons, we will
be able to serve as a shield to the citizens.”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“Uhiiiiiiiiiiiiii!!”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Viola! Calm yourself!”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“dis-bathed”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Goodness gracious, you never change, do
you...”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